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Linux Libertine" svg:font-family="'Linux Libertine', Georgia, Times, 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33333" style:font-name="Helvetica Neue" fo:letter-spacing="normal" fo:font-style="normal" fo:font-weight="normal" officeooo:rsid="001c9f78" officeooo:paragraph-rsid="001c9f78"/>
    </style:style>
    <style:style style:name="P2" style:family="paragraph" style:parent-style-name="Heading_20_3">
      <style:text-properties fo:font-variant="normal" fo:text-transform="none" fo:color="#333333" style:font-name="Helvetica Neue" fo:letter-spacing="normal" fo:font-style="normal" fo:font-weight="normal" officeooo:rsid="001c9f78" officeooo:paragraph-rsid="001c9f78"/>
    </style:style>
    <style:style style:name="P3" style:family="paragraph" style:parent-style-name="Standard">
      <style:text-properties officeooo:rsid="001c9f78" officeooo:paragraph-rsid="001c9f78"/>
    </style:style>
    <style:style style:name="P4" style:family="paragraph" style:parent-style-name="Standard">
      <style:text-properties officeooo:rsid="00206c6e" officeooo:paragraph-rsid="00206c6e"/>
    </style:style>
    <style:style style:name="P5" style:family="paragraph" style:parent-style-name="Standard">
      <style:text-properties officeooo:paragraph-rsid="00215801"/>
    </style:style>
    <style:style style:name="P6" style:family="paragraph" style:parent-style-name="Standard">
      <style:text-properties style:font-name="Liberation Serif" fo:font-size="12pt" officeooo:rsid="001c9f78" officeooo:paragraph-rsid="001c9f78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c9f78" officeooo:paragraph-rsid="001e940f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c9f78" officeooo:paragraph-rsid="0020c0d7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c9f78" officeooo:paragraph-rsid="00206c6e" style:font-size-asian="12pt" style:font-size-complex="12pt"/>
    </style:style>
    <style:style style:name="P10" style:family="paragraph" style:parent-style-name="Standard">
      <style:text-properties fo:color="#000000" style:font-name="Liberation Serif" fo:font-size="12pt" officeooo:rsid="001c9f78" officeooo:paragraph-rsid="001c9f78" style:font-size-asian="12pt" style:font-size-complex="12pt"/>
    </style:style>
    <style:style style:name="P11" style:family="paragraph" style:parent-style-name="Text_20_body">
      <style:text-properties fo:font-variant="normal" fo:text-transform="none" fo:color="#333333" style:font-name="Helvetica Neue" fo:letter-spacing="normal" fo:font-style="normal" fo:font-weight="normal" officeooo:rsid="001c9f78" officeooo:paragraph-rsid="001c9f78"/>
    </style:style>
    <style:style style:name="P12" style:family="paragraph" style:parent-style-name="Standard" style:list-style-name="L1">
      <style:text-properties style:font-name="Liberation Serif" fo:font-size="12pt" officeooo:rsid="001c9f78" officeooo:paragraph-rsid="001c9f78" style:font-size-asian="12pt" style:font-size-complex="12pt"/>
    </style:style>
    <style:style style:name="P13" style:family="paragraph" style:parent-style-name="Standard" style:list-style-name="L2">
      <style:text-properties style:font-name="Liberation Serif" fo:font-size="12pt" officeooo:rsid="001c9f78" officeooo:paragraph-rsid="001e940f" style:font-size-asian="12pt" style:font-size-complex="12pt"/>
    </style:style>
    <style:style style:name="P14" style:family="paragraph" style:parent-style-name="Standard" style:list-style-name="L4">
      <style:text-properties style:font-name="Liberation Serif" fo:font-size="12pt" officeooo:rsid="001c9f78" officeooo:paragraph-rsid="00206c6e" style:font-size-asian="12pt" style:font-size-complex="12pt"/>
    </style:style>
    <style:style style:name="P15" style:family="paragraph" style:parent-style-name="Standard" style:list-style-name="L3"/>
    <style:style style:name="P16" style:family="paragraph" style:parent-style-name="Standard" style:list-style-name="L3">
      <style:text-properties fo:color="#000000" style:font-name="Liberation Serif" fo:font-size="12pt" officeooo:rsid="001c9f78" style:font-size-asian="12pt" style:font-size-complex="12pt"/>
    </style:style>
    <style:style style:name="P17" style:family="paragraph" style:parent-style-name="Standard" style:list-style-name="L4">
      <style:text-properties fo:color="#000000" style:font-name="Liberation Serif" fo:font-size="12pt" officeooo:rsid="001c9f78" officeooo:paragraph-rsid="001c9f78" style:font-size-asian="12pt" style:font-size-complex="12pt"/>
    </style:style>
    <style:style style:name="P18" style:family="paragraph" style:parent-style-name="Standard">
      <style:text-properties fo:font-variant="normal" fo:text-transform="none" fo:color="#333333" style:font-name="Helvetica Neue" fo:font-size="14pt" fo:letter-spacing="normal" fo:font-style="normal" fo:font-weight="normal" officeooo:rsid="00206c6e" officeooo:paragraph-rsid="00206c6e"/>
    </style:style>
    <style:style style:name="P19" style:family="paragraph" style:parent-style-name="Standard">
      <style:text-properties fo:font-variant="normal" fo:text-transform="none" fo:color="#333333" style:font-name="Helvetica Neue" fo:font-size="14pt" fo:letter-spacing="normal" fo:font-style="normal" fo:font-weight="normal" officeooo:rsid="00215801" officeooo:paragraph-rsid="00215801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officeooo:rsid="001c9f78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italic" fo:font-weight="normal" officeooo:rsid="001c9f78" style:font-size-asian="12pt" style:font-size-complex="12pt" loext:padding="0in" loext:border="none"/>
    </style:style>
    <style:style style:name="T4" style:family="text">
      <style:text-properties fo:font-variant="normal" fo:text-transform="none" fo:color="#333333" style:font-name="Helvetica Neue" fo:font-size="14pt" fo:letter-spacing="normal" fo:font-style="normal" fo:font-weight="normal"/>
    </style:style>
    <style:style style:name="T5" style:family="text">
      <style:text-properties fo:font-variant="normal" fo:text-transform="none" fo:color="#333333" style:font-name="Helvetica Neue" fo:font-size="14pt" fo:letter-spacing="normal" fo:font-style="normal" fo:font-weight="normal" officeooo:rsid="00215801"/>
    </style:style>
    <style:style style:name="T6" style:family="text">
      <style:text-properties fo:font-variant="normal" fo:text-transform="none" fo:color="#333333" style:font-name="Helvetica Neue" fo:font-size="14pt" fo:letter-spacing="normal" fo:font-style="normal" fo:font-weight="normal" officeooo:rsid="00215801" loext:padding="0in" loext:border="none"/>
    </style:style>
    <style:style style:name="T7" style:family="text">
      <style:text-properties fo:font-variant="normal" fo:text-transform="none" fo:color="#333333" fo:letter-spacing="normal" fo:font-style="normal" fo:font-weight="normal"/>
    </style:style>
    <style:style style:name="T8" style:family="text">
      <style:text-properties fo:font-variant="normal" fo:text-transform="none" fo:color="#4183c4" style:text-line-through-style="none" style:text-line-through-type="none" style:font-name="Helvetica Neue" fo:font-size="14pt" fo:letter-spacing="normal" fo:font-style="normal" style:text-underline-style="none" fo:font-weight="normal" style:text-blinking="false" fo:background-color="#ffffff" loext:char-shading-value="0"/>
    </style:style>
    <style:style style:name="T9" style:family="text">
      <style:text-properties fo:color="#000000"/>
    </style:style>
    <style:style style:name="T10" style:family="text">
      <style:text-properties fo:color="#000000" officeooo:rsid="002158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h text:style-name="P1" text:outline-level="2">Projekt z przedmiotu Algorytmy w Inżynierii Danych</text:h>
      <text:p text:style-name="P11"/>
      <text:h text:style-name="P2" text:outline-level="3"/>
      <text:h text:style-name="P2" text:outline-level="3">Temat 4 - Weryfikacja efektywności implementacji metod optymalizacji gradientowej</text:h>
      <text:p text:style-name="P3"/>
      <text:p text:style-name="P3"/>
      <text:p text:style-name="P3"/>
      <text:p text:style-name="P3">Autorzy: </text:p>
      <text:p text:style-name="P3">Bartosz Wnorowski</text:p>
      <text:p text:style-name="P3">Michał Jabłoński</text:p>
      <text:p text:style-name="P3"/>
      <text:p text:style-name="P3"/>
      <text:p text:style-name="P3"/>
      <text:p text:style-name="P6">Algorytmami, których właściwości będą badane oraz porównywane są:</text:p>
      <text:list xml:id="list2486832044" text:style-name="L1">
        <text:list-item>
          <text:p text:style-name="P12">BFGS (<text:bookmark text:name="firstHeading"/><text:span text:style-name="T1">Broyden–Fletcher–Goldfarb–Shanno</text:span>)</text:p>
        </text:list-item>
        <text:list-item>
          <text:p text:style-name="P12">L-BFGS (Limited Memory BFGS)</text:p>
        </text:list-item>
        <text:list-item>
          <text:p text:style-name="P12">GS (Gradient Descent)</text:p>
        </text:list-item>
      </text:list>
      <text:p text:style-name="P6"/>
      <text:p text:style-name="P7">Przy implmenentacji algorytmów wpierano się materiałami z wykładu oraz książką [1]<text:span text:style-name="T7"> Algorithms for Optimization</text:span></text:p>
      <text:p text:style-name="P6"/>
      <text:p text:style-name="P6"/>
      <text:p text:style-name="P7">Projektując oraz implemetując testy, autorzy spróbują zbadać takie cechy jak:</text:p>
      <text:list xml:id="list474487217" text:style-name="L2">
        <text:list-item>
          <text:p text:style-name="P13">czas znalezienia rozwiązania</text:p>
        </text:list-item>
        <text:list-item>
          <text:p text:style-name="P13">liczba iteracji potrzebych do znalezienia rozwiązania</text:p>
        </text:list-item>
        <text:list-item>
          <text:p text:style-name="P13">wielkość zaalokowanej pamięci do znalezienia rozwiązania</text:p>
          <text:p text:style-name="P13"/>
        </text:list-item>
      </text:list>
      <text:p text:style-name="P7"/>
      <text:p text:style-name="P8">Funkcj<text:span text:style-name="T9">e na których </text:span><text:span text:style-name="T10">użycie jesp prawdopodobne przy</text:span><text:span text:style-name="T9"> przeprowadza</text:span><text:span text:style-name="T10">niu testów</text:span><text:span text:style-name="T9">:</text:span></text:p>
      <text:list xml:id="list1047325605" text:style-name="L3">
        <text:list-item>
          <text:p text:style-name="P16">funkcja Rosenbrocka</text:p>
        </text:list-item>
        <text:list-item>
          <text:p text:style-name="P15"><text:span text:style-name="T2">grzbiet Wheelera (</text:span><text:span text:style-name="Emphasis"><text:span text:style-name="T3">ang. Wheeler’s Ridge function</text:span></text:span><text:span text:style-name="T2">)</text:span></text:p>
        </text:list-item>
        <text:list-item>
          <text:p text:style-name="P16">funkcjaMichalewicza</text:p>
        </text:list-item>
        <text:list-item>
          <text:p text:style-name="P16">himmelblau</text:p>
        </text:list-item>
        <text:list-item>
          <text:p text:style-name="P16">bohachesvky</text:p>
          <text:p text:style-name="P16"/>
        </text:list-item>
      </text:list>
      <text:p text:style-name="P8">Narzędzia wykorzystane podczas implementacji oraz badań:</text:p>
      <text:list xml:id="list721539599" text:style-name="L4">
        <text:list-item>
          <text:p text:style-name="P17">zestaw funkcji LinearAlgebra</text:p>
        </text:list-item>
        <text:list-item>
          <text:p text:style-name="P17">pakiet Plots</text:p>
        </text:list-item>
      </text:list>
      <text:p text:style-name="P10"/>
      <text:p text:style-name="P6"/>
      <text:list xml:id="list184253864914084" text:continue-numbering="true" text:style-name="L4">
        <text:list-item>
          <text:p text:style-name="P14">W PRZYSZŁOŚCI MOŻE : pakiet LLVM :)</text:p>
        </text:list-item>
      </text:list>
      <text:p text:style-name="P9"/>
      <text:p text:style-name="P9"><text:s/>] status <text:s text:c="2"/>:</text:p>
      <text:p text:style-name="P9"><text:s text:c="2"/>IJulia v1.23.2 – obsługa </text:p>
      <text:p text:style-name="P9"><text:s text:c="2"/>LLVM v3.7.0</text:p>
      <text:p text:style-name="P9"><text:s text:c="2"/>LineSearches v7.1.1</text:p>
      <text:p text:style-name="P9"><text:soft-page-break/><text:s text:c="2"/>Optim v1.3.0</text:p>
      <text:p text:style-name="P9"><text:s text:c="2"/>Plots v1.13.2</text:p>
      <text:p text:style-name="P9"/>
      <text:p text:style-name="P4"><text:span text:style-name="T4">[1]:  Mykel J. Kochenderfer, Tim A. Wheeler, 2019, Algorithms for Optimization, </text:span><text:a xlink:type="simple" xlink:href="https://mitpress.mit.edu/books/algorithms-optimization" text:style-name="Internet_20_link" text:visited-style-name="Visited_20_Internet_20_Link"><text:span text:style-name="T8">MIT Press</text:span></text:a><text:span text:style-name="T4">.</text:span></text:p>
      <text:p text:style-name="P18"/>
      <text:p text:style-name="P5"><text:span text:style-name="T5">[2]: </text:span><text:span text:style-name="T4">dr inż. Robert Szmurło </text:span><text:span text:style-name="T5">, dr inż. Bartosz Chaber; cykl wykładów </text:span><text:span text:style-name="T6">Algorytmy w inżynierii danych 2021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Linux Libertine" svg:font-family="'Linux Libertine', Georgia, Times, 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18:43:10.066024302</meta:creation-date>
    <dc:date>2021-05-09T20:06:40.693865541</dc:date>
    <meta:editing-duration>PT4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34" meta:word-count="178" meta:character-count="1272" meta:non-whitespace-character-count="1128"/>
  </office:meta>
</office:document-meta>
</file>